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, InconsolataRegular, 'Courier New', monospace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bf5ef" officeooo:paragraph-rsid="001bf5ef"/>
    </style:style>
    <style:style style:name="P2" style:family="paragraph" style:parent-style-name="Standard">
      <style:paragraph-properties fo:text-align="end" style:justify-single-word="false" style:writing-mode="rl-tb"/>
      <style:text-properties fo:color="#00cc33" fo:font-size="14pt" officeooo:rsid="001d3ce7" officeooo:paragraph-rsid="001d3ce7" style:font-size-asian="14pt" style:font-size-complex="14pt"/>
    </style:style>
    <style:style style:name="P3" style:family="paragraph" style:parent-style-name="Standard">
      <style:paragraph-properties fo:text-align="start" style:justify-single-word="false" style:writing-mode="rl-tb"/>
      <style:text-properties officeooo:rsid="001fe1ca" officeooo:paragraph-rsid="001fe1c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fo:color="#f92650" style:font-name="Inconsolata" fo:font-size="9.75pt" fo:letter-spacing="normal" fo:font-style="normal" fo:font-weight="normal"/>
    </style:style>
    <style:style style:name="T3" style:family="text">
      <style:text-properties fo:font-variant="normal" fo:text-transform="none" fo:color="#f8f8f2" style:font-name="Inconsolata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Sudo apt-get install <text:s/>okular</text:span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, InconsolataRegular, 'Courier New', monospace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hab</meta:initial-creator>
    <meta:editing-cycles>10</meta:editing-cycles>
    <meta:creation-date>2017-06-01T07:12:00</meta:creation-date>
    <dc:date>2017-11-11T13:46:51.643755453</dc:date>
    <meta:editing-duration>PT13M7S</meta:editing-duration>
    <meta:generator>LibreOffice/5.1.6.2$Linux_X86_64 LibreOffice_project/10m0$Build-2</meta:generator>
    <meta:document-statistic meta:table-count="0" meta:image-count="0" meta:object-count="0" meta:page-count="1" meta:paragraph-count="1" meta:word-count="4" meta:character-count="28" meta:non-whitespace-character-count="2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